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1785" officeooo:paragraph-rsid="000b1785"/>
    </style:style>
    <style:style style:name="P2" style:family="paragraph" style:parent-style-name="Standard">
      <style:text-properties officeooo:rsid="000cd7f3" officeooo:paragraph-rsid="000cd7f3"/>
    </style:style>
    <style:style style:name="P3" style:family="paragraph" style:parent-style-name="Standard">
      <style:text-properties officeooo:rsid="000cd7f3" officeooo:paragraph-rsid="000e8755"/>
    </style:style>
    <style:style style:name="P4" style:family="paragraph" style:parent-style-name="Standard">
      <style:text-properties officeooo:rsid="000e8755" officeooo:paragraph-rsid="000e8755"/>
    </style:style>
    <style:style style:name="P5" style:family="paragraph" style:parent-style-name="Standard">
      <style:text-properties officeooo:rsid="000fb253" officeooo:paragraph-rsid="000fb253"/>
    </style:style>
    <style:style style:name="P6" style:family="paragraph" style:parent-style-name="Standard">
      <style:text-properties officeooo:rsid="000fc1ca" officeooo:paragraph-rsid="000fc1ca"/>
    </style:style>
    <style:style style:name="P7" style:family="paragraph" style:parent-style-name="Standard">
      <style:text-properties officeooo:rsid="0011cee5" officeooo:paragraph-rsid="0011cee5"/>
    </style:style>
    <style:style style:name="P8" style:family="paragraph" style:parent-style-name="Standard">
      <style:text-properties fo:font-weight="bold" officeooo:rsid="000b1785" officeooo:paragraph-rsid="000b1785" style:font-weight-asian="bold" style:font-weight-complex="bold"/>
    </style:style>
    <style:style style:name="P9" style:family="paragraph" style:parent-style-name="Standard">
      <style:text-properties fo:font-weight="bold" officeooo:paragraph-rsid="000cd7f3" style:font-weight-asian="bold" style:font-weight-complex="bold"/>
    </style:style>
    <style:style style:name="P10" style:family="paragraph" style:parent-style-name="Standard">
      <style:text-properties fo:font-weight="bold" officeooo:rsid="000e8755" officeooo:paragraph-rsid="000e8755" style:font-weight-asian="bold" style:font-weight-complex="bold"/>
    </style:style>
    <style:style style:name="P11" style:family="paragraph" style:parent-style-name="Standard">
      <style:text-properties fo:font-weight="bold" officeooo:rsid="000fb253" officeooo:paragraph-rsid="000fb253" style:font-weight-asian="bold" style:font-weight-complex="bold"/>
    </style:style>
    <style:style style:name="T1" style:family="text">
      <style:text-properties officeooo:rsid="000cd7f3"/>
    </style:style>
    <style:style style:name="T2" style:family="text">
      <style:text-properties style:text-position="super 58%"/>
    </style:style>
    <style:style style:name="T3" style:family="text">
      <style:text-properties style:text-position="0% 100%"/>
    </style:style>
    <style:style style:name="T4" style:family="text">
      <style:text-properties style:text-position="0% 100%" officeooo:rsid="000fc1ca"/>
    </style:style>
    <style:style style:name="T5" style:family="text">
      <style:text-properties style:text-position="0% 100%" officeooo:rsid="00101ed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ubric points:</text:p>
      <text:p text:style-name="P8">-&gt; The car is able to drive at least 4.32 miles without incident</text:p>
      <text:p text:style-name="P1">Yes, The car is able to drive without any incidents for more than 4.32 miles</text:p>
      <text:p text:style-name="P1"/>
      <text:p text:style-name="P8">-<text:span text:style-name="T1">&gt; </text:span>The car drives according to the speed limit</text:p>
      <text:p text:style-name="P2">Yes, The car doesn’t exceed a maximum speed of 50 mph. To achieve this i used a reference speed variable. This variable is decreased whenever the speed reached 50mph, meanwhile increased when ther is no car ahead.</text:p>
      <text:p text:style-name="P2">Code line : 385 to 392</text:p>
      <text:p text:style-name="P2"/>
      <text:p text:style-name="P9"><text:span text:style-name="T1">-&gt; </text:span>Max Acceleration and Jerk are not Exceeded</text:p>
      <text:p text:style-name="P4">Yes, the reference speed is either increased or decreased @ a rate of .225 mph per 0.02 sec. This corresponds to a maximum 5 m/s<text:span text:style-name="T2">2 </text:span></text:p>
      <text:p text:style-name="P3"><text:span text:style-name="T3">Code line : 385 to 392</text:span></text:p>
      <text:p text:style-name="P3"><text:span text:style-name="T3"/></text:p>
      <text:p text:style-name="P10"><text:span text:style-name="T3">-&gt; Car does not have collisions</text:span></text:p>
      <text:p text:style-name="P5"><text:span text:style-name="T3">If any car is detected <text:s/>on the same lane in front of the ego vehicle. Then, the ego vehicle reduces it’s <text:s/>speed until the distance between the ego vehicles current position and future position of the detected vehicle is less than 40 m.</text:span></text:p>
      <text:p text:style-name="P5"><text:span text:style-name="T3"/></text:p>
      <text:p text:style-name="P5"><text:span text:style-name="T3">Code line : 337 to 340</text:span></text:p>
      <text:p text:style-name="P5"><text:span text:style-name="T3"/></text:p>
      <text:p text:style-name="P11"><text:span text:style-name="T3">-&gt; The car stays in its lane, except for the time between changing lanes</text:span></text:p>
      <text:p text:style-name="P5"><text:span text:style-name="T3">The trajector</text:span><text:span text:style-name="T5">y</text:span><text:span text:style-name="T3"> for the ego vehicle is generated using spline. </text:span><text:span text:style-name="T4">The S &amp; D values @ various time intervals in fernet cordinated are used to generate a smooth trajectory. In order to stay in a lane, the D value is always chosen in the middle of the lane. Eg: <text:s/>for the car to always stay in the middle lane, The D value is always chosen as 6</text:span></text:p>
      <text:p text:style-name="P5"><text:span text:style-name="T4"/></text:p>
      <text:p text:style-name="P6"><text:span text:style-name="T4">c</text:span><text:span text:style-name="T3">ode line : 430 to 433</text:span></text:p>
      <text:p text:style-name="P5"><text:span text:style-name="T4"/></text:p>
      <text:p text:style-name="P11"><text:span text:style-name="T4">-&gt; The car is able to change lanes</text:span></text:p>
      <text:p text:style-name="P7"><text:span text:style-name="T4">T</text:span><text:span text:style-name="T3">he lane change is done, whenever the vehicle infront of the ego vehicle drives slowly and the vehivles in the switching lane are far enough for a possible collision to avoid. The switching lane is decided based on the current lane.i.e if the ego vehicle is in lane 0, then it is allowed only to switch to lane 1.</text:span></text:p>
      <text:p text:style-name="P7"><text:span text:style-name="T3"/></text:p>
      <text:p text:style-name="P7"><text:span text:style-name="T3">Code line : 345 to 37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20:06:28.095440685</meta:creation-date>
    <meta:generator>LibreOffice/5.1.6.2$Linux_X86_64 LibreOffice_project/10m0$Build-2</meta:generator>
    <dc:date>2017-11-29T20:45:53.365463699</dc:date>
    <meta:editing-duration>PT18M23S</meta:editing-duration>
    <meta:editing-cycles>6</meta:editing-cycles>
    <meta:document-statistic meta:table-count="0" meta:image-count="0" meta:object-count="0" meta:page-count="1" meta:paragraph-count="18" meta:word-count="336" meta:character-count="1719" meta:non-whitespace-character-count="1397"/>
  </office:meta>
</office:document-meta>
</file>